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4b0f8" officeooo:paragraph-rsid="0014b0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RUD de tabla a elegir</text:h>
      <text:p text:style-name="P2"/>
      <text:p text:style-name="P3">1.Crear Proyecto con Maven</text:p>
      <text:p text:style-name="P3">2.Crear la comnexion a la bbdd con services</text:p>
      <text:p text:style-name="P3">3.Luego crear en el proyecto other-persistences-entutity from dataBASEB y escoger la conexión que hemos creado</text:p>
      <text:p text:style-name="P3">4.Añadir las Tablas</text:p>
      <text:p text:style-name="P3">5.Añadir <text:s/>&lt;dependency&gt;</text:p>
      <text:p text:style-name="P3"><text:s text:c="12"/>&lt;groupId&gt;com.mysql&lt;/groupId&gt;</text:p>
      <text:p text:style-name="P3"><text:s text:c="12"/>&lt;artifactId&gt;mysql-connector-j&lt;/artifactId&gt;</text:p>
      <text:p text:style-name="P3"><text:s text:c="12"/>&lt;version&gt;9.1.0&lt;/version&gt;</text:p>
      <text:p text:style-name="P3"><text:s text:c="8"/>&lt;/dependency&gt; al pom.xm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4b0f8" officeooo:paragraph-rsid="0014b0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Yerai Céspedes Romera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0:50:44.569000000</meta:creation-date>
    <dc:date>2025-01-22T10:55:35.514000000</dc:date>
    <meta:editing-duration>PT4M51S</meta:editing-duration>
    <meta:editing-cycles>1</meta:editing-cycles>
    <meta:document-statistic meta:table-count="0" meta:image-count="0" meta:object-count="0" meta:page-count="1" meta:paragraph-count="11" meta:word-count="47" meta:character-count="428" meta:non-whitespace-character-count="346"/>
    <meta:generator>LibreOffice/24.8.4.2$Windows_X86_64 LibreOffice_project/bb3cfa12c7b1bf994ecc5649a80400d06cd71002</meta:generator>
  </office:meta>
</office:document-meta>
</file>